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448" officeooo:paragraph-rsid="00143448"/>
    </style:style>
    <style:style style:name="P2" style:family="paragraph" style:parent-style-name="Standard" style:list-style-name="L1">
      <style:text-properties officeooo:rsid="001466a8" officeooo:paragraph-rsid="001466a8"/>
    </style:style>
    <style:style style:name="P3" style:family="paragraph" style:parent-style-name="Text_20_body" style:list-style-name="WWNum2"/>
    <style:style style:name="P4" style:family="paragraph" style:parent-style-name="Text_20_body">
      <style:paragraph-properties fo:margin-top="0cm" fo:margin-bottom="0.247cm" loext:contextual-spacing="false"/>
    </style:style>
    <style:style style:name="P5" style:family="paragraph" style:parent-style-name="Text_20_body" style:list-style-name="WWNum2">
      <style:paragraph-properties fo:margin-top="0cm" fo:margin-bottom="0.247cm" loext:contextual-spacing="false"/>
    </style:style>
    <style:style style:name="P6" style:family="paragraph" style:parent-style-name="Heading_20_1" style:list-style-name="WWNum1">
      <style:paragraph-properties fo:margin-top="0.423cm" fo:margin-bottom="0.212cm" loext:contextual-spacing="false"/>
      <style:text-properties officeooo:paragraph-rsid="00143448" fo:background-color="transparent"/>
    </style:style>
    <style:style style:name="P7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fo:background-color="#008000"/>
    </style:style>
    <style:style style:name="T2" style:family="text">
      <style:text-properties fo:background-color="#ffff00"/>
    </style:style>
    <style:style style:name="T3" style:family="text">
      <style:text-properties officeooo:rsid="00143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6603378" text:style-name="WWNum1">
        <text:list-item>
          <text:h text:style-name="P7" text:outline-level="1">Note Lavatrice 9 14/3/2019</text:h>
        </text:list-item>
      </text:list>
      <text:p text:style-name="Text_20_body"/>
      <text:list xml:id="list1811376716" text:style-name="WWNum2">
        <text:list-item>
          <text:p text:style-name="P3"><text:span text:style-name="T1">Sezione 3 Segmento 1382, bloccato @MOV &amp;2 in H0</text:span></text:p>
        </text:list-item>
        <text:list-item>
          <text:p text:style-name="P3"><text:span text:style-name="T1">Su HMI: i pulsanti “Indietro” da Acqua/Acido/Glutaral cambiati su &amp;0 H0 invece di &amp;4 H0</text:span></text:p>
        </text:list-item>
        <text:list-item>
          <text:p text:style-name="P3"><text:span text:style-name="T2">Cambiare numero di sottorighe a 100 (?) (E0 da indirizzo 20000-24900 a 20000-29900)<text:line-break/>Non prende indirizzi di configurazione scheda, sono sulle D</text:span></text:p>
        </text:list-item>
        <text:list-item>
          <text:p text:style-name="P3"><text:span text:style-name="T2">Sentire Giuseppe in Elettrosistemi per decidere formato data/ora da visualizzare su PC, se formato in INT da elaborare su PC oppure formato STRING già pronto.<text:line-break/>(avanzano 10 indirizzi in fondo alla riga, quindi 20 caratteri. Per inserire 2 date/ora servono altri 10 indirizzi, avanzano volendo dopo la descrizione)</text:span></text:p>
        </text:list-item>
        <text:list-item>
          <text:p text:style-name="P3"><text:span text:style-name="T2">In ricetta manca l’ora teorica di start per ogni riga</text:span></text:p>
        </text:list-item>
        <text:list-item>
          <text:p text:style-name="P5"><text:span text:style-name="T2">Vedere con Giuseppe in che formato visualizzare i parametri delle sottorighe su PC.<text:line-break/>Su PLC sono INT e REAL.</text:span></text:p>
        </text:list-item>
      </text:list>
      <text:p text:style-name="P4"><text:span text:style-name="T2"/></text:p>
      <text:list xml:id="list102658465545992" text:continue-list="list2166603378" text:style-name="WWNum1">
        <text:list-item>
          <text:h text:style-name="P6" text:outline-level="1">Note Lavatrice 9 <text:span text:style-name="T3">18</text:span>/<text:span text:style-name="T3">4</text:span>/2019</text:h>
        </text:list-item>
      </text:list>
      <text:list xml:id="list1913819976" text:style-name="L1">
        <text:list-item>
          <text:p text:style-name="P1">Mettere collegamento da pulsante fermo botte a pagina “apri/chiudi”/”avanti/indietro” e viceversa</text:p>
        </text:list-item>
        <text:list-item>
          <text:p text:style-name="P1">Controllare perché l’acido formico non parte se viene inserito subito dopo un prodotto chimico (non succede l’opposto, ovvero se viene inserito l’acido e subito dopo un prodotto va bene)</text:p>
        </text:list-item>
        <text:list-item>
          <text:p text:style-name="P2">Aggiunto di scrivere stato=2 nel momento in cui viene registrata una sottoriga nuo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40:13</meta:creation-date>
    <dc:language>it-IT</dc:language>
    <dc:date>2019-04-18T10:26:56.633685956</dc:date>
    <meta:editing-cycles>5</meta:editing-cycles>
    <meta:editing-duration>PT1H9M51S</meta:editing-duration>
    <meta:generator>LibreOffice/6.0.7.3$Linux_X86_64 LibreOffice_project/00m0$Build-3</meta:generator>
    <meta:document-statistic meta:table-count="0" meta:image-count="0" meta:object-count="0" meta:page-count="1" meta:paragraph-count="11" meta:word-count="193" meta:character-count="1177" meta:non-whitespace-character-count="1004"/>
  </office:meta>
</office:document-meta>
</file>